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.573cm" svg:y="2.08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6.329cm" svg:height="0.812cm" draw:transform="skewX (0.00122173047639603) rotate (-1.55124863917256) translate (2.1569322564726cm 2.5293157257398cm)" svg:viewBox="0 0 6330 813" svg:d="M109 704c341 33 2082 71 2802 82 719 11 3011 32 3384 25 129 5-126-714-240-714-367 0-1913 56-2748 62-837 9-2885-106-3241-159-122-14-55 693 43 704z">
          <text:p/>
        </draw:path>
        <draw:path draw:style-name="gr2" draw:text-style-name="P1" draw:layer="layout" svg:width="0.903cm" svg:height="0.66cm" draw:transform="skewX (0.00122173047639606) rotate (-2.15652882376419) translate (2.2838736382088cm 2.5693621593124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3cm" svg:height="0.661cm" draw:transform="skewX (0.00244346095279205) rotate (-2.1556561591382) translate (2.303640332617cm 8.58335618810031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4cm" svg:height="1.392cm" draw:transform="skewX (0.000872664625997169) rotate (-1.55194677087336) translate (2.987507517179cm 5.4470700671531cm)" svg:viewBox="0 0 941 1393" svg:d="M941 1293c-84-404-114-759-127-1001-6-136-816-405-814-240 6 437 77 871 153 1208 44 184 798 160 788 33z">
          <text:p/>
        </draw:path>
        <draw:path draw:style-name="gr2" draw:text-style-name="P1" draw:layer="layout" svg:width="0.902cm" svg:height="0.661cm" draw:transform="skewX (0.00122173047639598) rotate (-2.1556561591382) translate (2.29979065192769cm 5.750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196) rotate (-2.1556561591382) translate (3.3024736659504cm 5.605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4:23.001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